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7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Dama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agic Miss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12+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ire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+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urning H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6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api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20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Holy Symbol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d4(to undead)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Hyperd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1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Nauseato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d4, imposes disadvantag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Inside-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20+1d1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nflict Wou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10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Thunderwav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2d8, imposes disadvantag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7:58:47.9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1S</meta:editing-duration>
    <meta:editing-cycles>4</meta:editing-cycles>
    <meta:generator>LibreOffice/5.0.1.2$Windows_x86 LibreOffice_project/81898c9f5c0d43f3473ba111d7b351050be20261</meta:generator>
    <dc:date>2018-09-20T18:20:03.458000000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